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5c378" officeooo:paragraph-rsid="0015c378"/>
    </style:style>
    <style:style style:name="P2" style:family="paragraph" style:parent-style-name="Text_20_body" style:list-style-name="L1">
      <style:text-properties officeooo:rsid="0015c378" officeooo:paragraph-rsid="0015c378"/>
    </style:style>
    <style:style style:name="P3" style:family="paragraph" style:parent-style-name="Text_20_body">
      <style:text-properties officeooo:rsid="0015c378" officeooo:paragraph-rsid="0016774d"/>
    </style:style>
    <style:style style:name="P4" style:family="paragraph" style:parent-style-name="Text_20_body">
      <style:text-properties officeooo:rsid="001808b2" officeooo:paragraph-rsid="001808b2"/>
    </style:style>
    <style:style style:name="P5" style:family="paragraph" style:parent-style-name="Text_20_body">
      <style:text-properties officeooo:rsid="00183328" officeooo:paragraph-rsid="00183328"/>
    </style:style>
    <style:style style:name="P6" style:family="paragraph" style:parent-style-name="Text_20_body">
      <style:text-properties officeooo:rsid="00183328" officeooo:paragraph-rsid="0019fe67"/>
    </style:style>
    <style:style style:name="P7" style:family="paragraph" style:parent-style-name="Text_20_body">
      <style:text-properties officeooo:rsid="0019fe67" officeooo:paragraph-rsid="0019fe67"/>
    </style:style>
    <style:style style:name="P8" style:family="paragraph" style:parent-style-name="Text_20_body" style:list-style-name="L2">
      <style:text-properties officeooo:rsid="0019fe67" officeooo:paragraph-rsid="0019fe67"/>
    </style:style>
    <style:style style:name="P9" style:family="paragraph" style:parent-style-name="Text_20_body" style:list-style-name="L2">
      <style:text-properties officeooo:rsid="001aaaca" officeooo:paragraph-rsid="001aaaca"/>
    </style:style>
    <style:style style:name="P10" style:family="paragraph" style:parent-style-name="Text_20_body">
      <style:text-properties officeooo:rsid="001aaaca" officeooo:paragraph-rsid="001aaaca"/>
    </style:style>
    <style:style style:name="P11" style:family="paragraph" style:parent-style-name="Text_20_body" style:list-style-name="L3">
      <style:text-properties officeooo:rsid="001aaaca" officeooo:paragraph-rsid="001aaaca"/>
    </style:style>
    <style:style style:name="P12" style:family="paragraph" style:parent-style-name="Subtitle">
      <style:text-properties officeooo:rsid="0013d59c" officeooo:paragraph-rsid="0013d59c"/>
    </style:style>
    <style:style style:name="T1" style:family="text">
      <style:text-properties officeooo:rsid="0013d59c"/>
    </style:style>
    <style:style style:name="T2" style:family="text">
      <style:text-properties officeooo:rsid="0016774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AHIER DES CHARGES</text:p>
      <text:p text:style-name="Subtitle">POCKET GLOBE <text:span text:style-name="T1">Project</text:span></text:p>
      <text:p text:style-name="P12">Utilitaire de voyage</text:p>
      <text:p text:style-name="Text_20_body"/>
      <text:p text:style-name="Text_20_body"/>
      <text:p text:style-name="Text_20_body"/>
      <text:p text:style-name="Text_20_body"><text:tab/><text:tab/><text:tab/><text:tab/><text:tab/></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text:soft-page-break/>Presentation du projet</text:p>
      <text:p text:style-name="P1"/>
      <text:p text:style-name="P1">Les attentes du projet:</text:p>
      <text:list xml:id="list1526259932510812810" text:style-name="L1">
        <text:list-item>
          <text:p text:style-name="P2">Une interface rapide et intuitive</text:p>
        </text:list-item>
        <text:list-item>
          <text:p text:style-name="P2">Stockage permanent et sur des informations de l'utilisateur</text:p>
        </text:list-item>
        <text:list-item>
          <text:p text:style-name="P2">Gestion et acces facile aux donnees</text:p>
        </text:list-item>
        <text:list-item>
          <text:p text:style-name="P2">Un utilitaire modulaire et personalisable.</text:p>
        </text:list-item>
      </text:list>
      <text:p text:style-name="P1"/>
      <text:p text:style-name="P1">Contexte:</text:p>
      <text:p text:style-name="P3">Ce projet a ete mis en oeuvre dans le cadre des cours de gestion de projet de l'université de La Rochelle. Il repond a un besoin commun dans le groupe d'un utilitaire de "carnet de voyage virtuel" simple et multiplatforme. La strategie etant <text:s/>de publier l'application sur le market android apres <text:span text:style-name="T2">pre-tests et utilisation personnelle.</text:span></text:p>
      <text:p text:style-name="P3"><text:span text:style-name="T2"><text:s/>L'uitilitaire doit se demarquer par sa clareté et sa modularité, s'orientant plus sur l'aspect compact et <text:s/>pratique contrastant avec les applications existantes qui s'orientent plus sur l'aspect reseau social avec des presentations trop typees et peu personalisables</text:span></text:p>
      <text:p text:style-name="P3"/>
      <text:p text:style-name="P5">Public ciblé:</text:p>
      <text:p text:style-name="P6">L'utilitaire s'adresse aux utilisateurs de tous ages etant interessés par le voyage, l'aventure et l'exploration. Suivant le voyageur durant son periple et lui permetant de remplacer l'ancien carnet de voyage par un suport numerique durable et versatile.</text:p>
      <text:p text:style-name="P6">Elle peut s'averer aussi très utile pour les pratiquants de s^port extremes et urbains , leur permetant de repertorier leurs explorations et 'spots'.</text:p>
      <text:p text:style-name="P7">Pocket Globe permetera aussi a l'utilisateur d'organiser les etapes de son voyage et ses <text:s/>objectifs de facon listtée et claire.</text:p>
      <text:p text:style-name="P3"/>
      <text:p text:style-name="P4">Comité de pilotage:</text:p>
      <text:p text:style-name="P4">Les validations des differentes etapes clés seront disputées en groupe durant des reunions réguliéres de l'equipe <text:s/>de développement.</text:p>
      <text:p text:style-name="P4">Les etapes, delais, missions et répartitions des taches seront clairement redigées dans un fichier joint.</text:p>
      <text:p text:style-name="P4"/>
      <text:p text:style-name="P4"/>
      <text:p text:style-name="P4"/>
      <text:p text:style-name="P5">Objectifs du site et de l'application:</text:p>
      <text:list xml:id="list1963269105218822830" text:style-name="L2">
        <text:list-item>
          <text:p text:style-name="P8">Objectifs et Decouvertes sous frorme de fiches et de dossiers</text:p>
        </text:list-item>
        <text:list-item>
          <text:p text:style-name="P8">Des fiches au contenu varié, modulaire et personnel</text:p>
        </text:list-item>
        <text:list-item>
          <text:p text:style-name="P9">L'ajout, l'edition et l'organisation des fiches en dossiers et sous dossiers.</text:p>
        </text:list-item>
        <text:list-item>
          <text:p text:style-name="P9"><text:soft-page-break/>Synchronisation des données a un compte personnel.</text:p>
        </text:list-item>
      </text:list>
      <text:p text:style-name="P10"/>
      <text:p text:style-name="P10">Objectifs du projet:</text:p>
      <text:list xml:id="list5745652145064506031" text:style-name="L3">
        <text:list-item>
          <text:p text:style-name="P11">Une application finie et professionel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M5S</meta:editing-duration>
    <meta:editing-cycles>3</meta:editing-cycles>
    <meta:generator>LibreOffice/5.2.5.1$Windows_x86 LibreOffice_project/0312e1a284a7d50ca85a365c316c7abbf20a4d22</meta:generator>
    <dc:date>2017-02-03T11:37:25.321000000</dc:date>
    <meta:document-statistic meta:table-count="0" meta:image-count="0" meta:object-count="0" meta:page-count="3" meta:paragraph-count="27" meta:word-count="310" meta:character-count="2030" meta:non-whitespace-character-count="1745"/>
    <meta:user-defined meta:name="Info 1"/>
    <meta:user-defined meta:name="Info 2"/>
    <meta:user-defined meta:name="Info 3"/>
    <meta:user-defined meta:name="Info 4"/>
  </office:meta>
</office:document-meta>
</file>